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f4bd6" officeooo:paragraph-rsid="001f4bd6"/>
    </style:style>
    <style:style style:name="P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35a97" officeooo:paragraph-rsid="001e3b22"/>
    </style:style>
    <style:style style:name="P3" style:family="paragraph" style:parent-style-name="Text_20_body">
      <style:text-properties officeooo:rsid="00135a97" officeooo:paragraph-rsid="001e3b22"/>
    </style:style>
    <style:style style:name="P4" style:family="paragraph" style:parent-style-name="Text_20_body">
      <style:text-properties officeooo:rsid="0022ff82" officeooo:paragraph-rsid="0022ff82"/>
    </style:style>
    <style:style style:name="P5" style:family="paragraph" style:parent-style-name="Text_20_body" style:list-style-name="L1">
      <style:text-properties officeooo:rsid="00135a97" officeooo:paragraph-rsid="001e3b22"/>
    </style:style>
    <style:style style:name="P6" style:family="paragraph" style:parent-style-name="Text_20_body" style:list-style-name="L1">
      <style:text-properties officeooo:rsid="001ff47d" officeooo:paragraph-rsid="001ff47d"/>
    </style:style>
    <style:style style:name="P7" style:family="paragraph" style:parent-style-name="Text_20_body" style:list-style-name="L1">
      <style:text-properties officeooo:rsid="001fc8d6" officeooo:paragraph-rsid="001fc8d6"/>
    </style:style>
    <style:style style:name="T1" style:family="text">
      <style:text-properties officeooo:rsid="001e3b22"/>
    </style:style>
    <style:style style:name="T2" style:family="text">
      <style:text-properties officeooo:rsid="002179b9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1">1 </text:span>Vorbereitung</text:p>
      <text:p text:style-name="P2"/>
      <text:h text:style-name="Heading_20_1" text:outline-level="1">Grundlagen HoloLens</text:h>
      <text:p text:style-name="P1">https://docs.microsoft.com/en-us/windows/mixed-reality/holograms-101e</text:p>
      <text:list xml:id="list4279377674" text:style-name="L1">
        <text:list-item>
          <text:list>
            <text:list-item>
              <text:p text:style-name="P5">wie ein Projekt auf Brille pushen?</text:p>
              <text:p text:style-name="P6">In VS BuildType Release und Target = x86 device= HoloLensEmulator</text:p>
            </text:list-item>
            <text:list-item>
              <text:p text:style-name="P5">Build-Target für Unity</text:p>
            </text:list-item>
          </text:list>
        </text:list-item>
      </text:list>
      <text:p text:style-name="P3"><text:tab/><text:span text:style-name="T2">VisualStudio Version 2015 (SDK 14.0)</text:span></text:p>
      <text:list xml:id="list172110343509536" text:continue-numbering="true" text:style-name="L1">
        <text:list-item>
          <text:list>
            <text:list-header>
              <text:p text:style-name="P7">Build-target windows store und windows 10</text:p>
            </text:list-header>
            <text:list-item>
              <text:p text:style-name="P5">Plugins für Unity</text:p>
            </text:list-item>
          </text:list>
        </text:list-item>
      </text:list>
      <text:h text:style-name="Heading_20_1" text:outline-level="1">Einarbeitung Sharing-Komponte</text:h>
      <text:p text:style-name="P4">https://docs.microsoft.com/en-us/windows/mixed-reality/holograms-240</text:p>
      <text:list xml:id="list172109270112114" text:continue-numbering="true" text:style-name="L1">
        <text:list-item>
          <text:list>
            <text:list-item>
              <text:p text:style-name="P5">verwendete Synchronisierung der Status</text:p>
            </text:list-item>
            <text:list-item>
              <text:p text:style-name="P5">Einbindung in Unity</text:p>
            </text:list-item>
            <text:list-item>
              <text:p text:style-name="P5">[mögliche Optimierungen]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0:38:28.748000000</meta:creation-date>
    <dc:date>2018-04-10T12:42:03.371000000</dc:date>
    <meta:editing-duration>PT57M32S</meta:editing-duration>
    <meta:editing-cycles>5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14" meta:word-count="58" meta:character-count="529" meta:non-whitespace-character-count="479"/>
  </office:meta>
</office:document-meta>
</file>